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monospace" svg:font-family="monospace"/>
    <style:font-face style:name="serif" svg:font-family="serif"/>
    <style:font-face style:name="Serif" svg:font-family="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198in"/>
      <style:text-properties fo:color="#d4d4d4" style:font-name="Droid Sans Mono" fo:font-size="10.5pt" fo:font-weight="normal" fo:background-color="#1e1e1e"/>
    </style:style>
    <style:style style:name="P2" style:family="paragraph" style:parent-style-name="Standard">
      <style:text-properties fo:color="#d4d4d4" style:font-name="Droid Sans Mono" fo:font-size="10.5pt" fo:font-weight="normal" officeooo:rsid="0030accd" officeooo:paragraph-rsid="0030accd" fo:background-color="#1e1e1e" style:font-size-asian="13pt" style:font-size-complex="13pt"/>
    </style:style>
    <style:style style:name="P3" style:family="paragraph" style:parent-style-name="Standard">
      <style:paragraph-properties style:line-height-at-least="0.198in"/>
    </style:style>
    <style:style style:name="P4" style:family="paragraph" style:parent-style-name="Standard">
      <style:text-properties style:font-name="Serif" fo:font-size="13pt" style:font-size-asian="13pt" style:font-size-complex="13pt"/>
    </style:style>
    <style:style style:name="P5" style:family="paragraph" style:parent-style-name="Standard">
      <style:text-properties style:font-name="Serif" fo:font-size="13pt" officeooo:rsid="0019ee5f" officeooo:paragraph-rsid="0019ee5f" style:font-size-asian="13pt" style:font-size-complex="13pt"/>
    </style:style>
    <style:style style:name="P6" style:family="paragraph" style:parent-style-name="Standard">
      <style:text-properties style:font-name="Serif" fo:font-size="13pt" officeooo:rsid="0019ee5f" officeooo:paragraph-rsid="001e97d2" style:font-size-asian="13pt" style:font-size-complex="13pt"/>
    </style:style>
    <style:style style:name="P7" style:family="paragraph" style:parent-style-name="Standard">
      <style:text-properties style:font-name="Serif" fo:font-size="13pt" officeooo:paragraph-rsid="0027d25e" style:font-size-asian="13pt" style:font-size-complex="13pt"/>
    </style:style>
    <style:style style:name="P8" style:family="paragraph" style:parent-style-name="Standard">
      <style:text-properties style:font-name="Serif" fo:font-size="13pt" officeooo:rsid="0029d2a0" officeooo:paragraph-rsid="0029d2a0" style:font-size-asian="13pt" style:font-size-complex="13pt"/>
    </style:style>
    <style:style style:name="P9" style:family="paragraph" style:parent-style-name="Standard">
      <style:text-properties style:font-name="Serif" fo:font-size="13pt" officeooo:rsid="002a65d1" officeooo:paragraph-rsid="002a65d1" style:font-size-asian="13pt" style:font-size-complex="13pt"/>
    </style:style>
    <style:style style:name="P10" style:family="paragraph" style:parent-style-name="Standard">
      <style:text-properties style:font-name="Serif" fo:font-size="13pt" officeooo:rsid="002b7b3b" officeooo:paragraph-rsid="002b7b3b" style:font-size-asian="13pt" style:font-size-complex="13pt"/>
    </style:style>
    <style:style style:name="P11" style:family="paragraph" style:parent-style-name="Standard">
      <style:text-properties style:font-name="Serif" fo:font-size="13pt" officeooo:rsid="002c54b6" officeooo:paragraph-rsid="002c54b6" style:font-size-asian="13pt" style:font-size-complex="13pt"/>
    </style:style>
    <style:style style:name="P12" style:family="paragraph" style:parent-style-name="Standard">
      <style:text-properties style:font-name="Serif" fo:font-size="13pt" officeooo:rsid="002d766f" officeooo:paragraph-rsid="002d766f" style:font-size-asian="13pt" style:font-size-complex="13pt"/>
    </style:style>
    <style:style style:name="P13" style:family="paragraph" style:parent-style-name="Standard">
      <style:text-properties style:font-name="Serif" fo:font-size="13pt" officeooo:rsid="002d766f" officeooo:paragraph-rsid="003430ab" style:font-size-asian="13pt" style:font-size-complex="13pt"/>
    </style:style>
    <style:style style:name="P14" style:family="paragraph" style:parent-style-name="Standard">
      <style:text-properties style:font-name="Serif" fo:font-size="13pt" officeooo:rsid="002e383f" officeooo:paragraph-rsid="002e383f" style:font-size-asian="13pt" style:font-size-complex="13pt"/>
    </style:style>
    <style:style style:name="P15" style:family="paragraph" style:parent-style-name="Standard">
      <style:text-properties style:font-name="Serif" fo:font-size="13pt" officeooo:rsid="002e383f" officeooo:paragraph-rsid="003430ab" style:font-size-asian="13pt" style:font-size-complex="13pt"/>
    </style:style>
    <style:style style:name="P16" style:family="paragraph" style:parent-style-name="Standard">
      <style:text-properties style:font-name="Serif" fo:font-size="13pt" officeooo:rsid="002f87ef" officeooo:paragraph-rsid="002f87ef" style:font-size-asian="13pt" style:font-size-complex="13pt"/>
    </style:style>
    <style:style style:name="P17" style:family="paragraph" style:parent-style-name="Standard">
      <style:text-properties style:font-name="Serif" fo:font-size="13pt" officeooo:rsid="002ee0a4" officeooo:paragraph-rsid="002ee0a4" style:font-size-asian="13pt" style:font-size-complex="13pt"/>
    </style:style>
    <style:style style:name="P18" style:family="paragraph" style:parent-style-name="Standard">
      <style:text-properties style:font-name="Serif" fo:font-size="13pt" officeooo:rsid="00300fa3" officeooo:paragraph-rsid="00300fa3" style:font-size-asian="13pt" style:font-size-complex="13pt"/>
    </style:style>
    <style:style style:name="P19" style:family="paragraph" style:parent-style-name="Standard">
      <style:text-properties style:font-name="Serif" fo:font-size="13pt" officeooo:rsid="0030accd" officeooo:paragraph-rsid="0030accd" style:font-size-asian="13pt" style:font-size-complex="13pt"/>
    </style:style>
    <style:style style:name="P20" style:family="paragraph" style:parent-style-name="Standard">
      <style:text-properties style:font-name="Serif" fo:font-size="13pt" officeooo:rsid="00327f7e" officeooo:paragraph-rsid="00327f7e" style:font-size-asian="13pt" style:font-size-complex="13pt"/>
    </style:style>
    <style:style style:name="P21" style:family="paragraph" style:parent-style-name="Standard">
      <style:text-properties style:font-name="Serif" fo:font-size="13pt" fo:font-weight="bold" officeooo:rsid="002c54b6" officeooo:paragraph-rsid="002c54b6" style:font-size-asian="13pt" style:font-weight-asian="bold" style:font-size-complex="13pt" style:font-weight-complex="bold"/>
    </style:style>
    <style:style style:name="P22" style:family="paragraph" style:parent-style-name="Standard">
      <style:text-properties style:font-name="Serif" fo:font-size="13pt" fo:font-weight="bold" officeooo:rsid="002d766f" officeooo:paragraph-rsid="003430ab" style:font-size-asian="13pt" style:font-weight-asian="bold" style:font-size-complex="13pt" style:font-weight-complex="bold"/>
    </style:style>
    <style:style style:name="P23" style:family="paragraph" style:parent-style-name="Standard">
      <style:text-properties officeooo:paragraph-rsid="0032ddb6"/>
    </style:style>
    <style:style style:name="P24" style:family="paragraph" style:parent-style-name="Standard">
      <style:text-properties officeooo:paragraph-rsid="003430ab"/>
    </style:style>
    <style:style style:name="P2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style:font-name="Serif" fo:font-size="13pt" officeooo:rsid="0019ee5f" style:font-size-asian="13pt" style:font-size-complex="13pt"/>
    </style:style>
    <style:style style:name="P26" style:family="paragraph" style:parent-style-name="Standard">
      <style:paragraph-properties fo:margin-top="0in" fo:margin-bottom="0.1965in" loext:contextual-spacing="false" style:line-height-at-least="0.198in"/>
    </style:style>
    <style:style style:name="P27" style:family="paragraph" style:parent-style-name="Standard">
      <style:text-properties style:font-name="Serif" fo:font-size="13pt" officeooo:rsid="001b6c2b" officeooo:paragraph-rsid="00327f7e" style:font-size-asian="13pt" style:font-size-complex="13pt"/>
    </style:style>
    <style:style style:name="P28" style:family="paragraph" style:parent-style-name="Standard">
      <style:text-properties style:font-name="Serif" fo:font-size="13pt" officeooo:rsid="001b6c2b" officeooo:paragraph-rsid="0032ddb6" style:font-size-asian="13pt" style:font-size-complex="13pt"/>
    </style:style>
    <style:style style:name="P29" style:family="paragraph" style:parent-style-name="Standard">
      <style:text-properties style:font-name="Serif" fo:font-size="13pt" officeooo:rsid="0029d2a0" officeooo:paragraph-rsid="0027d25e" style:font-size-asian="13pt" style:font-size-complex="13pt"/>
    </style:style>
    <style:style style:name="P30" style:family="paragraph" style:parent-style-name="Standard">
      <style:text-properties style:font-name="Serif" fo:font-size="13pt" officeooo:rsid="0019ee5f" officeooo:paragraph-rsid="0033f703" style:font-size-asian="13pt" style:font-size-complex="13pt"/>
    </style:style>
    <style:style style:name="P31" style:family="paragraph" style:parent-style-name="Standard">
      <style:text-properties style:font-name="Serif" fo:font-size="13pt" officeooo:rsid="002ee0a4" officeooo:paragraph-rsid="002ee0a4" style:font-size-asian="13pt" style:font-size-complex="13pt"/>
    </style:style>
    <style:style style:name="P32" style:family="paragraph" style:parent-style-name="Standard">
      <style:text-properties fo:color="#d4d4d4" style:font-name="Serif" fo:font-size="13pt" fo:font-weight="normal" officeooo:rsid="002f87ef" officeooo:paragraph-rsid="002f87ef" fo:background-color="#1e1e1e" style:font-size-asian="13pt" style:font-size-complex="13pt"/>
    </style:style>
    <style:style style:name="T1" style:family="text">
      <style:text-properties officeooo:rsid="0019ee5f"/>
    </style:style>
    <style:style style:name="T2" style:family="text">
      <style:text-properties style:font-name="serif" fo:font-size="11.25pt"/>
    </style:style>
    <style:style style:name="T3" style:family="text">
      <style:text-properties style:font-name="monospace" fo:font-size="11.25pt"/>
    </style:style>
    <style:style style:name="T4" style:family="text">
      <style:text-properties officeooo:rsid="001e97d2"/>
    </style:style>
    <style:style style:name="T5" style:family="text">
      <style:text-properties officeooo:rsid="0021e3f4"/>
    </style:style>
    <style:style style:name="T6" style:family="text">
      <style:text-properties officeooo:rsid="002a65d1"/>
    </style:style>
    <style:style style:name="T7" style:family="text">
      <style:text-properties officeooo:rsid="002d766f"/>
    </style:style>
    <style:style style:name="T8" style:family="text">
      <style:text-properties officeooo:rsid="002ee0a4"/>
    </style:style>
    <style:style style:name="T9" style:family="text">
      <style:text-properties fo:color="#569cd6"/>
    </style:style>
    <style:style style:name="T10" style:family="text">
      <style:text-properties officeooo:rsid="0030accd"/>
    </style:style>
    <style:style style:name="T11" style:family="text">
      <style:text-properties fo:color="#4ec9b0"/>
    </style:style>
    <style:style style:name="T12" style:family="text">
      <style:text-properties fo:color="#9cdcfe"/>
    </style:style>
    <style:style style:name="T13" style:family="text">
      <style:text-properties fo:color="#ce9178"/>
    </style:style>
    <style:style style:name="T14" style:family="text">
      <style:text-properties fo:color="#dcdcaa"/>
    </style:style>
    <style:style style:name="T15" style:family="text">
      <style:text-properties fo:color="#c586c0"/>
    </style:style>
    <style:style style:name="T16" style:family="text">
      <style:text-properties style:font-name="Serif" fo:font-size="13pt" officeooo:rsid="002d766f" style:font-size-asian="13pt" style:font-size-complex="13pt"/>
    </style:style>
    <style:style style:name="T17" style:family="text">
      <style:text-properties officeooo:rsid="0032ddb6"/>
    </style:style>
    <style:style style:name="T18" style:family="text">
      <style:text-properties fo:font-weight="bold" style:font-weight-asian="bold" style:font-weight-complex="bold"/>
    </style:style>
    <style:style style:name="T19" style:family="text">
      <style:text-properties fo:font-weight="bold" officeooo:rsid="0032ddb6" style:font-weight-asian="bold" style:font-weight-complex="bold"/>
    </style:style>
    <style:style style:name="T20" style:family="text">
      <style:text-properties fo:font-weight="bold" officeooo:rsid="003430ab" style:font-weight-asian="bold" style:font-weight-complex="bold"/>
    </style:style>
    <style:style style:name="T21" style:family="text">
      <style:text-properties officeooo:rsid="0033f703"/>
    </style:style>
    <style:style style:name="T22" style:family="text">
      <style:text-properties officeooo:rsid="003430ab"/>
    </style:style>
    <style:style style:name="T23" style:family="text">
      <style:text-properties officeooo:rsid="00348123"/>
    </style:style>
    <style:style style:name="T24" style:family="text">
      <style:text-properties officeooo:rsid="00355f58"/>
    </style:style>
    <style:style style:name="T25" style:family="text">
      <style:text-properties officeooo:rsid="0039e3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typical way for Django applications to interact with data is through Django models <text:span text:style-name="T24">and </text:span>A Django model is an object-oriented Python class that represents the characteristics of an entity. For example, an entity can be a person, a company, a product, or some other concept.In this <text:span text:style-name="T1">video</text:span>, we will see a few interesting techniques that make our database structure consistent throughout <text:span text:style-name="T4">the</text:span> project. Then, w<text:span text:style-name="T5">ill</text:span> will see how to create custom model fields in order to handle internationalization of our data in the database. We will also see how to use migrations to change your database structure in the process of development <text:span text:style-name="T5">and integrate them in the built in django admin panel.Yeah,</text:span>So lets get started.</text:p>
      <text:p text:style-name="P25"/>
      <text:p text:style-name="P5"/>
      <text:p text:style-name="P27">By default,django sets up a sql lite database configuration.SQLite is included in Python, so you won’t need to install anything else to support your database.For production purpose, you can use something more compatible like mysql,or po<text:span text:style-name="T25">st</text:span>gress.To change and confirm if your preference database is supported,you can visit the official django documentation,Ill leave the link in the description.</text:p>
      <text:p text:style-name="P28">As you can see ,it supports PostgressSql,MariaDb,Mysql,oracle and the default sqllite.The Django configuration to connect to a database is done inside the settting.py file of a Django project in the DATABASES variable.</text:p>
      <text:p text:style-name="P23"><text:span text:style-name="T2">If you open the </text:span><text:span text:style-name="T3">settings.py</text:span> <text:span text:style-name="T2">file of a Django project, you’ll notice the </text:span><text:span text:style-name="T3">DATABASES</text:span> <text:span text:style-name="T2">variable has a default Python dictionary with the values illustrated</text:span></text:p>
      <text:p text:style-name="P7"/>
      <text:p text:style-name="P29">By default Django performs database CRUD (Create, Read, Update, and Delete) operations on a database table so they are prone to change and maintaining these changes throughout is also an important aspect of Django models and is managed through migration files.</text:p>
      <text:p text:style-name="P8">If you check your terminal,you will see such a warning of “You have 18 unapplied migration(s). Your project may not work properly until you apply the migrations for app(s): admin, auth, contenttypes, sessions.</text:p>
      <text:p text:style-name="P8">Run 'python manage.py migrate' to apply them.”</text:p>
      <text:p text:style-name="P8">So will do as told “<text:span text:style-name="T18">python3 manage.py </text:span><text:span text:style-name="T19">migrate</text:span>”</text:p>
      <text:p text:style-name="P8">Because we are running on sqllite,we dont have a way to see the tables,so will use the default admin panel.To access this we need to be authorised as an admin user.so we need to create a user account.We do this by running “<text:span text:style-name="T18">python3 manage.py createsuperuser</text:span>”.I’ll just go ahead and give default as username,skip email and input password twice.</text:p>
      <text:p text:style-name="P8">So ill go ahead and open <text:span text:style-name="T17">the admin page</text:span> on server.Here we forward slash admin to route as to the admin panel.I know I have not covered this <text:span text:style-name="T21">yet</text:span>,will have a look at it later on.Then ill login with the credentials I registered with.This is the default view of the admin panel and <text:span text:style-name="T6">as we add models to our database they will appear here.For now the only data we have is users and its from the admin user we created on our terminal.</text:span></text:p>
      <text:p text:style-name="P8"/>
      <text:p text:style-name="P30"><text:soft-page-break/>As soon as we created a Django app, an empty models.py file was added to the app.They are represented by classes in django which inherit from django models.Django models are stored in models.py files located inside main directory.</text:p>
      <text:p text:style-name="P9">For example on this diagram,we have a tutorial series class.its entities are name,summary,tutorial mage,its source code and youtube video where the name and summary are of string data type,image is image type and source code and video are url types.Django also sets up an auto-incremental id which is the primary key by default unless otherwise</text:p>
      <text:p text:style-name="P9"/>
      <text:p text:style-name="P6"><text:s/>The first model we will start with is the tutorial series model, since tutorials are the main aspect of this website.</text:p>
      <text:p text:style-name="P5">The first line will imports the django.db.models package, which is necessary to access Django model functionality in the class definition. </text:p>
      <text:p text:style-name="P5">Our model class will then inherit from models.Model where the class is named “TutorialSereis”</text:p>
      <text:p text:style-name="P10"><text:span text:style-name="T21">F</text:span>or the table field,we have tutorial series,which is our name.Now from our models library,we will define the type of the field,so “models.CharField and then specify the max length by default,the next attributes are series summary which is also a charfield,so ill just copy paste this,series image is of image field,which ill <text:span text:style-name="T21">comment</text:span> for now for later use and source code and video are of url fields.For the date_create<text:span text:style-name="T21">d</text:span> its a date time field which holds the date it was added.It will inherit a true auto_now_add attribute where it automatically gets the current date of creating that series entity.For all th<text:span text:style-name="T21">ese</text:span> attributes, ill also add a true null attribute where it allows us to make migrations when the field is empty,<text:span text:style-name="T21">especially if it never existed in case of updates.</text:span></text:p>
      <text:p text:style-name="P11">There are so many data types in django and you can check them out on the official documentation.Example …..</text:p>
      <text:p text:style-name="P21">https://docs.djangoproject.com/en/3.0/ref/models/fields/</text:p>
      <text:p text:style-name="P11">The second is the archives model,which is almost similar to the above,so ill copy paste this and change a few things,first is the title <text:span text:style-name="T22">and descriptions</text:span> which <text:span text:style-name="T22">are</text:span> also of Char Field,date published <text:span text:style-name="T22">of datetime field</text:span>,live demo url is of url field and image of image type.<text:span text:style-name="T22">I’ll also comment the image attribute.</text:span></text:p>
      <text:p text:style-name="P11"/>
      <text:p text:style-name="P11">The next is the subscription model,where it ha<text:span text:style-name="T22">s</text:span> an email field and date of subscription <text:span text:style-name="T22">of datetime field</text:span></text:p>
      <text:p text:style-name="P11"/>
      <text:p text:style-name="P11">The rest of models will have a relationship or dependencies on other models.For now it will not have that reference point to other models,will cover that in the next video.<text:span text:style-name="T7">l</text:span>ets have the skeleton of the attributes.</text:p>
      <text:p text:style-name="P11"/>
      <text:p text:style-name="P13">Starting of is the tutorial model where it will have a title of char field with max of 200 characters,tutorial content of text field.A char field and text field are completely different data types.If I may open the official documentation</text:p>
      <text:p text:style-name="P22"><text:soft-page-break/>https://docs.djangoproject.com/en/3.0/ref/models/fields/#charfield</text:p>
      <text:p text:style-name="P24"><text:span text:style-name="T16">,………</text:span>A string field, for small- to large-sized strings.</text:p>
      <text:p text:style-name="Text_20_body">For large amounts of text, use <text:a xlink:type="simple" xlink:href="https://docs.djangoproject.com/en/3.0/ref/models/fields/#django.db.models.TextField" text:style-name="Internet_20_link" text:visited-style-name="Visited_20_Internet_20_Link"><text:span text:style-name="Source_20_Text">TextField</text:span></text:a>.</text:p>
      <text:p text:style-name="P13">,the tutorial will also need a date of publish of datetime field and a tutorial image </text:p>
      <text:p text:style-name="P12"/>
      <text:p text:style-name="P12">Next is the comment having commentor field of char field,an email of email field,comment body of textfield and comment date of datetime field</text:p>
      <text:p text:style-name="P12"/>
      <text:p text:style-name="P12">Finally are the likes and dislike models.Whch for now will comment out.</text:p>
      <text:p text:style-name="P12"/>
      <text:p text:style-name="P15">Since we <text:span text:style-name="T22">have</text:span> customized the database,we need to migrate the changes,but first we make migrations by running <text:span text:style-name="T18">python3 manage.py makemigrations </text:span><text:span text:style-name="T20">then</text:span>.What this does is prepare the database for any changes to migrate.Then we migrate by running <text:s/><text:span text:style-name="T20">p</text:span><text:span text:style-name="T18">ython3 manage.py migrat</text:span><text:span text:style-name="T20">e</text:span></text:p>
      <text:p text:style-name="P14"/>
      <text:p text:style-name="P14">We can now integrate them in the admin panel.If we refresh the page,there are not displayed.This is so,since we need to register them on our code,under the admin.py file.</text:p>
      <text:p text:style-name="P14">First we import all models from the models.py file which is also same level as the admin.py file.Then from the admin imported from django contrib library ,we also derive site then register and our model as the passed parameter <text:span text:style-name="T22">method</text:span>.We do this to all models,so ill quickly copy paste this. </text:p>
      <text:p text:style-name="P11"/>
      <text:p text:style-name="P14">If we now refresh the admin page,the models appear <text:span text:style-name="T8">and we can add for example a tutorial series by the name “django website”,summary “python project”,source code url ill get from github and and video url from youtube.Then save.</text:span></text:p>
      <text:p text:style-name="P17">The Entity is saved and you can edit it once again.But you notice that it returns an object.To change this we need to represent the model object as string value.so under each model,ill define the str method which will return its respectful entity attribute.for tutorial series,it will return tutorial series,For tutorial it will return tutorial title,For archives it will return archive title,for comments it will return string of “comment by {} of {}-{}”….for subscription it will return email.</text:p>
      <text:p text:style-name="P16">If I refresh again,we observe the changes</text:p>
      <text:p text:style-name="P32"/>
      <text:p text:style-name="P17"/>
      <text:p text:style-name="P11"/>
      <text:p text:style-name="P11"/>
      <text:p text:style-name="P11"/>
      <text:p text:style-name="P11"/>
      <text:p text:style-name="P18">In this video,wil discuss database relationship,specifically many to one relationship.To get started,the example I like to think of is tv <text:soft-page-break/>show/Series to seasons,episodes relationship.So <text:s/>in this example,a single tv show can have <text:s/>many episodes within <text:span text:style-name="T23">a</text:span> season.This creates a one season to many episodes relationship.</text:p>
      <text:p text:style-name="P18">So taking our case,we will have many tutorials within a tutorial series,<text:span text:style-name="T10">many comments about a tutorial series and many dislike or likes on a single comment</text:span></text:p>
      <text:p text:style-name="P19">Going back to our code we need to define the Parent class model within the child model as its attribute using the Foreign key.This means that the parent model must already be defined above</text:p>
      <text:p text:style-name="P20">Also we need to add an on_delete method,this is basically saying when a parent model is deleted,what should happen to the child model.For our case,we dont want to delete,so we set on delete = models.SET_NULL</text:p>
      <text:p text:style-name="P20">MIGRATE</text:p>
      <text:p text:style-name="P20">Yeah,so lets test this on our admin panel.</text:p>
      <text:p text:style-name="P2"><text:span text:style-name="T9">class</text:span> <text:span text:style-name="T11">Tutorial</text:span>(<text:span text:style-name="T11">models</text:span>.<text:span text:style-name="T11">Model</text:span>):</text:p>
      <text:p text:style-name="P1">tutorial_series = models.ForeignKey(TutorialSeries, <text:span text:style-name="T12">on_delete</text:span>=models.CASCADE,<text:span text:style-name="T12">blank</text:span>=<text:span text:style-name="T9">True</text:span>, <text:span text:style-name="T12">null</text:span>=<text:span text:style-name="T9">True</text:span>)</text:p>
      <text:p text:style-name="P19"/>
      <text:p text:style-name="P2"><text:span text:style-name="T9">class</text:span> <text:span text:style-name="T11">Comment</text:span>(<text:span text:style-name="T11">models</text:span>.<text:span text:style-name="T11">Model</text:span>):</text:p>
      <text:p text:style-name="P1">tutorial = models.ForeignKey(TutorialSeries,<text:span text:style-name="T12">on_delete</text:span>=models.CASCADE,<text:span text:style-name="T12">related_name</text:span>=<text:span text:style-name="T13">'comments'</text:span>,<text:span text:style-name="T12">blank</text:span>=<text:span text:style-name="T9">True</text:span>, <text:span text:style-name="T12">null</text:span>=<text:span text:style-name="T9">True</text:span>)</text:p>
      <text:p text:style-name="P19"/>
      <text:p text:style-name="P2"><text:span text:style-name="T9">class</text:span> <text:span text:style-name="T11">Like</text:span>(<text:span text:style-name="T11">models</text:span>.<text:span text:style-name="T11">Model</text:span>):</text:p>
      <text:p text:style-name="P1">comment = models.ForeignKey(Comment,<text:span text:style-name="T12">null</text:span>=<text:span text:style-name="T9">True</text:span>,<text:span text:style-name="T12">on_delete</text:span>=models.SET_NULL)</text:p>
      <text:p text:style-name="P3"/>
      <text:p text:style-name="P1"><text:span text:style-name="T9">def</text:span> <text:span text:style-name="T14">__str__</text:span>(<text:span text:style-name="T12">self</text:span>):</text:p>
      <text:p text:style-name="P1"><text:span text:style-name="T15">return</text:span> <text:span text:style-name="T11">str</text:span>(<text:span text:style-name="T9">self</text:span>.comment)</text:p>
      <text:p text:style-name="P26"/>
      <text:p text:style-name="P1"><text:span text:style-name="T9">class</text:span> <text:span text:style-name="T11">Dislike</text:span>(<text:span text:style-name="T11">models</text:span>.<text:span text:style-name="T11">Model</text:span>):</text:p>
      <text:p text:style-name="P1">comment = models.ForeignKey(Comment,<text:span text:style-name="T12">null</text:span>=<text:span text:style-name="T9">True</text:span>,<text:span text:style-name="T12">on_delete</text:span>=models.SET_NULL)</text:p>
      <text:p text:style-name="P3"/>
      <text:p text:style-name="P1"><text:span text:style-name="T9">def</text:span> <text:span text:style-name="T14">__str__</text:span>(<text:span text:style-name="T12">self</text:span>):</text:p>
      <text:p text:style-name="P1"><text:span text:style-name="T15">return</text:span> <text:span text:style-name="T11">str</text:span>(<text:span text:style-name="T9">self</text:span>.comment)</text:p>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monospace" svg:font-family="monospace"/>
    <style:font-face style:name="serif" svg:font-family="serif"/>
    <style:font-face style:name="Serif" svg:font-family="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6T14:46:02.942240963</meta:creation-date>
    <dc:date>2020-08-12T10:56:22.342721681</dc:date>
    <meta:editing-duration>PT3H6M4S</meta:editing-duration>
    <meta:editing-cycles>2</meta:editing-cycles>
    <meta:generator>LibreOffice/6.0.7.3$Linux_X86_64 LibreOffice_project/00m0$Build-3</meta:generator>
    <meta:document-statistic meta:table-count="0" meta:image-count="0" meta:object-count="0" meta:page-count="4" meta:paragraph-count="52" meta:word-count="1389" meta:character-count="8931" meta:non-whitespace-character-count="7587"/>
  </office:meta>
</office:document-meta>
</file>